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92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7.105cm"/>
    </style:style>
    <style:style style:name="Tabella2.C" style:family="table-column">
      <style:table-column-properties style:column-width="1.397cm"/>
    </style:style>
    <style:style style:name="Tabella2.D" style:family="table-column">
      <style:table-column-properties style:column-width="1.293cm"/>
    </style:style>
    <style:style style:name="Tabella2.E" style:family="table-column">
      <style:table-column-properties style:column-width="1.607cm"/>
    </style:style>
    <style:style style:name="Tabella2.F" style:family="table-column">
      <style:table-column-properties style:column-width="1.095cm"/>
    </style:style>
    <style:style style:name="Tabella2.G" style:family="table-column">
      <style:table-column-properties style:column-width="1.298cm"/>
    </style:style>
    <style:style style:name="Tabella2.H" style:family="table-column">
      <style:table-column-properties style:column-width="1.203cm"/>
    </style:style>
    <style:style style:name="Tabella2.I" style:family="table-column">
      <style:table-column-properties style:column-width="1.794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B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E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F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G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H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I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3.761cm"/>
    </style:style>
    <style:style style:name="FooterTable.B" style:family="table-column">
      <style:table-column-properties style:column-width="3.821cm"/>
    </style:style>
    <style:style style:name="FooterTable.E" style:family="table-column">
      <style:table-column-properties style:column-width="3.776cm"/>
    </style:style>
    <style:style style:name="FooterTable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411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text-properties fo:color="#333333" style:font-name="Gotham Book" fo:font-size="2pt" fo:font-style="normal" fo:font-weight="normal" officeooo:rsid="016a1d2a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23e141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4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23e141c" fo:background-color="transparent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e141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6pt" fo:font-style="normal" fo:font-weight="normal" officeooo:rsid="016a1d2a" officeooo:paragraph-rsid="023e141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23c6aaa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232c119" style:letter-kerning="false" fo:background-color="transparent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7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f11b1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3abd2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8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loext:graphic-properties draw:fill="none"/>
      <style:paragraph-properties fo:margin-left="0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8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5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86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officeooo:paragraph-rsid="0215e35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3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4" style:family="text">
      <style:text-properties fo:color="#333333" fo:font-size="2pt" style:font-size-asian="2pt" style:font-size-complex="2pt"/>
    </style:style>
    <style:style style:name="T15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6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17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93c4ce" fo:background-color="transparent" loext:char-shading-value="0"/>
    </style:style>
    <style:style style:name="T20" style:family="text">
      <style:text-properties officeooo:rsid="0090aa57"/>
    </style:style>
    <style:style style:name="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2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zxx" fo:country="none" fo:font-style="normal" fo:text-shadow="none" style:text-underline-style="none" fo:font-weight="normal" officeooo:rsid="00e801d6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Arial1" style:font-size-complex="7pt" style:language-complex="ar" style:country-complex="SA" style:font-style-complex="normal" style:font-weight-complex="normal" style:text-emphasize="none" style:text-scale="105%" text:display="tru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4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text-shadow="none" fo:font-weight="normal" officeooo:rsid="016a1d2a" style:letter-kerning="false" fo:background-color="transparent" loext:char-shading-value="0" style:font-size-asian="2pt" style:language-asian="zxx" style:country-asian="none" style:font-weight-asian="normal" style:font-size-complex="2pt" style:font-weight-complex="normal" style:text-emphasize="none" style:text-scale="105%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fo:text-shadow="none" fo:font-weight="normal" style:letter-kerning="false" fo:background-color="transparent" loext:char-shading-value="0" style:language-asian="zxx" style:country-asian="none" style:font-weight-asian="normal" style:font-weight-complex="normal" style:text-emphasize="none" style:text-scale="105%"/>
    </style:style>
    <style:style style:name="T4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4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0" style:family="text">
      <style:text-properties fo:font-variant="normal" fo:text-transform="none" fo:color="#333333" style:text-outline="false" style:text-line-through-style="none" style:text-line-through-type="none" style:font-name="Gotham Book" fo:font-size="2pt" fo:language="zxx" fo:country="none" fo:text-shadow="none" fo:font-weight="normal" officeooo:rsid="016a1d2a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T51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2" style:family="text">
      <style:text-properties style:font-name="Gotham Book" fo:font-size="7pt" style:font-size-asian="7pt" style:font-size-complex="7pt"/>
    </style:style>
    <style:style style:name="T53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54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78"><text:span text:style-name="T22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77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74"><text:placeholder text:placeholder-type="text">&lt;translate(u'UoM')&gt;</text:placeholder></text:p>
            </table:table-cell>
            <table:table-cell table:style-name="Tabella2.A1" office:value-type="string">
              <text:p text:style-name="P73"><text:placeholder text:placeholder-type="text">&lt;translate(u'Q.ty')&gt;</text:placeholder></text:p>
            </table:table-cell>
            <table:table-cell table:style-name="Tabella2.A1" office:value-type="string">
              <text:p text:style-name="P73"><text:span text:style-name="Strong_20_Emphasis"><text:span text:style-name="T26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7"><text:placeholder text:placeholder-type="text">&lt;/if&gt;</text:placeholder></text:span></text:span><text:bookmark-end text:name="__DdeLink__1383_742129671"/></text:p>
            </table:table-cell>
            <table:table-cell table:style-name="Tabella2.A1" office:value-type="string">
              <text:p text:style-name="P73"><text:span text:style-name="Strong_20_Emphasis"><text:span text:style-name="T26"><text:placeholder text:placeholder-type="text">&lt;if test="not o.print_hide_prices"&gt;</text:placeholder></text:span></text:span><text:placeholder text:placeholder-type="text">&lt;get_label(o.order_line, 'discount')&gt;</text:placeholder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76"><text:span text:style-name="Strong_20_Emphasis"><text:span text:style-name="T35"><text:placeholder text:placeholder-type="text">&lt;if test="check_installed_module('sale_order_price_unit_net')"&gt;</text:placeholder></text:span></text:span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47"><text:placeholder text:placeholder-type="text">&lt;get_label(o.order_line, 'price_unit_net')&gt;</text:placeholder></text:span></text:span><text:span text:style-name="Strong_20_Emphasis"><text:span text:style-name="T27"><text:placeholder text:placeholder-type="text">&lt;/if&gt;</text:placeholder></text:span></text:span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75"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47"><text:placeholder text:placeholder-type="text">&lt;translate(u'VAT')&gt;</text:placeholder></text:span></text:span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73"><text:span text:style-name="Strong_20_Emphasis"><text:span text:style-name="T26"><text:placeholder text:placeholder-type="text">&lt;if test="not o.print_hide_prices"&gt;</text:placeholder></text:span></text:span><text:placeholder text:placeholder-type="text">&lt;get_label(o.order_line, 'price_subtotal')&gt;</text:placeholder><text:span text:style-name="Strong_20_Emphasis"><text:span text:style-name="T27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81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26"><text:placeholder text:placeholder-type="text">&lt;line.product_id and line.product_id.code or ''&gt;</text:placeholder></text:p>
            <text:p text:style-name="P84"><text:span text:style-name="Strong_20_Emphasis"><text:span text:style-name="T30"/></text:span></text:p>
          </table:table-cell>
          <table:table-cell table:style-name="Tabella2.B3" office:value-type="string">
            <text:p text:style-name="P83"><text:span text:style-name="Strong_20_Emphasis"><text:span text:style-name="T29"><text:placeholder text:placeholder-type="text">&lt;for each="nl in line.name.split('\n')"&gt;</text:placeholder></text:span></text:span></text:p>
            <text:p text:style-name="P83"><text:span text:style-name="Strong_20_Emphasis"><text:span text:style-name="T29"><text:placeholder text:placeholder-type="text">&lt;nl&gt;</text:placeholder></text:span></text:span></text:p>
            <text:p text:style-name="P85"><text:span text:style-name="Strong_20_Emphasis"><text:span text:style-name="T32"><text:placeholder text:placeholder-type="text">&lt;/for&gt;</text:placeholder></text:span></text:span></text:p>
            <text:p text:style-name="P53"><text:span text:style-name="Strong_20_Emphasis"><text:span text:style-name="T48"><text:placeholder text:placeholder-type="text">&lt;if test="check_installed_module('partner_product_additional_description')"&gt;</text:placeholder></text:span></text:span></text:p>
            <text:p text:style-name="P53"><text:span text:style-name="Strong_20_Emphasis"><text:span text:style-name="T48"><text:placeholder text:placeholder-type="text">&lt;if test="line.order_id.partner_product_additional_description_id"&gt;</text:placeholder></text:span></text:span></text:p>
            <text:p text:style-name="P53"><text:span text:style-name="Strong_20_Emphasis"><text:span text:style-name="T24"><text:placeholder text:placeholder-type="text">&lt;line.order_id.partner_product_additional_description_id.name&gt;</text:placeholder></text:span></text:span></text:p>
            <text:p text:style-name="P53"><text:span text:style-name="Strong_20_Emphasis"><text:span text:style-name="T48"><text:placeholder text:placeholder-type="text">&lt;/if&gt;</text:placeholder></text:span></text:span></text:p>
            <text:p text:style-name="P68"><text:bookmark-start text:name="__DdeLink__1306_11017385391"/><text:span text:style-name="Strong_20_Emphasis"><text:span text:style-name="T49"><text:placeholder text:placeholder-type="text">&lt;/if&gt;</text:placeholder></text:span></text:span><text:bookmark-end text:name="__DdeLink__1306_11017385391"/></text:p>
          </table:table-cell>
          <table:table-cell table:style-name="Tabella2.C3" office:value-type="string">
            <text:p text:style-name="P86"><text:span text:style-name="Strong_20_Emphasis"><text:span text:style-name="T31"><text:placeholder text:placeholder-type="text">&lt;line.product_uom and line.product_uom.name&gt;</text:placeholder></text:span></text:span></text:p>
          </table:table-cell>
          <table:table-cell table:style-name="Tabella2.D3" office:value-type="string">
            <text:p text:style-name="P82"><text:span text:style-name="Strong_20_Emphasis"><text:span text:style-name="T41"><text:placeholder text:placeholder-type="text">&lt;if test="line.product_uom_qty != 0.0"&gt;</text:placeholder></text:span></text:span><text:span text:style-name="Strong_20_Emphasis"><text:span text:style-name="T36"> </text:span></text:span><text:span text:style-name="Strong_20_Emphasis"><text:span text:style-name="T44"><text:placeholder text:placeholder-type="text">&lt;formatLang(line.product_uom_qty,digits=0)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table-cell table:style-name="Tabella2.E3" office:value-type="string">
            <text:p text:style-name="P63"><text:span text:style-name="Strong_20_Emphasis"><text:span text:style-name="T28"><text:placeholder text:placeholder-type="text">&lt;if test="line.price_unit != 0.0"&gt;</text:placeholder></text:span></text:span><text:span text:style-name="T53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F3" office:value-type="string">
            <text:p text:style-name="P65"><text:span text:style-name="Strong_20_Emphasis"><text:span text:style-name="T38"><text:placeholder text:placeholder-type="text">&lt;if test="not o.print_hide_prices"&gt;</text:placeholder></text:span></text:span><text:span text:style-name="Strong_20_Emphasis"><text:span text:style-name="T37"><text:placeholder text:placeholder-type="text">&lt;if test="line.discount != 0.00"&gt;</text:placeholder></text:span></text:span><text:span text:style-name="Strong_20_Emphasis"><text:span text:style-name="T45"><text:placeholder text:placeholder-type="text">&lt;formatLang(line.discount, digits=1)&gt;</text:placeholder></text:span></text:span><text:span text:style-name="Strong_20_Emphasis"><text:span text:style-name="T37"><text:placeholder text:placeholder-type="text">&lt;/if&gt;</text:placeholder></text:span></text:span><text:span text:style-name="Strong_20_Emphasis"><text:span text:style-name="T37"><text:placeholder text:placeholder-type="text">&lt;/if&gt;</text:placeholder></text:span></text:span></text:p>
          </table:table-cell>
          <table:table-cell table:style-name="Tabella2.G3" office:value-type="string">
            <text:p text:style-name="P66"><text:span text:style-name="Strong_20_Emphasis"><text:span text:style-name="T50"><text:placeholder text:placeholder-type="text">&lt;if test="check_installed_module('sale_order_price_unit_net')"&gt;</text:placeholder></text:span></text:span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2"><text:placeholder text:placeholder-type="text">&lt;if test="line.product_uom_qty != 0.0"&gt;</text:placeholder></text:span></text:span><text:span text:style-name="Strong_20_Emphasis"><text:span text:style-name="T46"><text:placeholder text:placeholder-type="text">&lt;formatLang(line.price_unit_net, monetary=True)&gt;</text:placeholder></text:span></text:span><text:span text:style-name="Strong_20_Emphasis"><text:span text:style-name="T42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text:span text:style-name="Strong_20_Emphasis"><text:span text:style-name="T42"><text:placeholder text:placeholder-type="text">&lt;/if&gt;</text:placeholder></text:span></text:span></text:p>
          </table:table-cell>
          <table:table-cell table:style-name="Tabella2.H3" office:value-type="string">
            <text:p text:style-name="P67"><text:span text:style-name="Strong_20_Emphasis"><text:span text:style-name="T39"><text:placeholder text:placeholder-type="text">&lt;if test="not o.print_hide_prices"&gt;</text:placeholder></text:span></text:span><text:span text:style-name="Strong_20_Emphasis"><text:span text:style-name="T40"><text:placeholder text:placeholder-type="text">&lt;if test="line.tax_id"&gt;</text:placeholder></text:span></text:span><text:span text:style-name="Strong_20_Emphasis"><text:span text:style-name="T40"><text:placeholder text:placeholder-type="text">&lt;for each="tax in line.tax_id"&gt;</text:placeholder></text:span></text:span><text:span text:style-name="Strong_20_Emphasis"><text:span text:style-name="T46"><text:placeholder text:placeholder-type="text">&lt;formatLang(tax.amount *100, digits=0)&gt;</text:placeholder></text:span></text:span><text:span text:style-name="Strong_20_Emphasis"><text:span text:style-name="T46">%</text:span></text:span><text:span text:style-name="Strong_20_Emphasis"><text:span text:style-name="T40"><text:placeholder text:placeholder-type="text">&lt;/for&gt;</text:placeholder></text:span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  <table:table-cell table:style-name="Tabella2.I3" office:value-type="string">
            <text:p text:style-name="P64"><text:span text:style-name="Strong_20_Emphasis"><text:span text:style-name="T39"><text:placeholder text:placeholder-type="text">&lt;if test="not o.print_hide_prices"&gt;</text:placeholder></text:span></text:span><text:span text:style-name="Strong_20_Emphasis"><text:span text:style-name="T40"><text:placeholder text:placeholder-type="text">&lt;if test="line.product_uom_qty != 0.0"&gt;</text:placeholder></text:span></text:span><text:span text:style-name="T52"><text:placeholder text:placeholder-type="text">&lt;formatLang(line.price_subtotal, monetary=True)&gt;</text:placeholder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</table:table-row>
        <table:table-row table:style-name="Tabella2.4">
          <table:table-cell table:style-name="Tabella2.A4" table:number-columns-spanned="9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6"><text:placeholder text:placeholder-type="text">&lt;if test="check_installed_module('delivery')"&gt;</text:placeholder></text:span><text:placeholder text:placeholder-type="text">&lt;o.carrier_id and(' | ' + o.carrier_id.name) or ''&gt;</text:placeholder><text:span text:style-name="T17"><text:placeholder text:placeholder-type="text">&lt;/if&gt;</text:placeholder></text:span></text:p>
      <text:p text:style-name="P28"><text:placeholder text:placeholder-type="text">&lt;o.fiscal_position.note or ''&gt;</text:placeholder><text:span text:style-name="T51"> </text:span></text:p>
      <text:p text:style-name="P57"><text:placeholder text:placeholder-type="text">&lt;if test="check_installed_module('account_fiscal_position_rule_partner')"&gt;</text:placeholder></text:p>
      <text:p text:style-name="P47"><text:placeholder text:placeholder-type="text">&lt;if test="o.account_fiscal_position_rule_id"&gt;</text:placeholder></text:p>
      <text:p text:style-name="P38"><text:span text:style-name="T54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48"><text:placeholder text:placeholder-type="text">&lt;/if&gt;</text:placeholder></text:p>
      <text:p text:style-name="P48"><text:placeholder text:placeholder-type="text">&lt;/if&gt;</text:placeholder></text:p>
      <text:p text:style-name="P21"/>
      <text:p text:style-name="P22"/>
      <table:table table:name="FooterTable" table:style-name="FooterTable">
        <table:table-column table:style-name="FooterTable.A"/>
        <table:table-column table:style-name="FooterTable.B" table:number-columns-repeated="3"/>
        <table:table-column table:style-name="FooterTable.E"/>
        <table:table-row>
          <table:table-cell table:style-name="FooterTable.A1" table:number-columns-spanned="5" office:value-type="string">
            <text:p text:style-name="P5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FooterTable.A2" office:value-type="string">
            <text:p text:style-name="P58"><text:placeholder text:placeholder-type="text">&lt;if test="sale_weight()"&gt;</text:placeholder></text:p>
            <text:p text:style-name="P60"><text:bookmark-start text:name="__DdeLink__943_1928623897"/><text:placeholder text:placeholder-type="text">&lt;get_label(o,'volume').lower()&gt;</text:placeholder><text:bookmark-end text:name="__DdeLink__943_1928623897"/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8"><text:placeholder text:placeholder-type="text">&lt;if test="sale_weight()"&gt;</text:placeholder></text:p>
            <text:p text:style-name="P60"><text:placeholder text:placeholder-type="text">&lt;get_label(o,'weight').lower(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8"><text:placeholder text:placeholder-type="text">&lt;if test="sale_weight()"&gt;</text:placeholder></text:p>
            <text:p text:style-name="P60"><text:placeholder text:placeholder-type="text">&lt;get_label(o,'net_weight').lower(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8"><text:span text:style-name="Strong_20_Emphasis"><text:span text:style-name="T23"><text:placeholder text:placeholder-type="text">&lt;if test="not o.print_hide_prices"&gt;</text:placeholder></text:span></text:span></text:p>
            <text:p text:style-name="P58"><text:bookmark-start text:name="__DdeLink__1544_669721328"/><text:bookmark-start text:name="__DdeLink__1474_262400352"/><text:placeholder text:placeholder-type="text">&lt;if test="check_installed_module('delivery')"&gt;</text:placeholder><text:bookmark-end text:name="__DdeLink__1544_669721328"/><text:bookmark-end text:name="__DdeLink__1474_262400352"/></text:p>
            <text:p text:style-name="P60"><text:placeholder text:placeholder-type="text">&lt;translate(u'goods amount')&gt;</text:placeholder></text:p>
            <text:p text:style-name="P58"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60"><text:span text:style-name="Strong_20_Emphasis"><text:span text:style-name="T25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T4"><text:placeholder text:placeholder-type="text">&lt;/if&gt;</text:placeholder></text:span></text:p>
          </table:table-cell>
        </table:table-row>
        <table:table-row>
          <table:table-cell table:style-name="FooterTable.A2" office:value-type="string">
            <text:p text:style-name="P59"><text:placeholder text:placeholder-type="text">&lt;if test="sale_weight()"&gt;</text:placeholder></text:p>
            <text:p text:style-name="P61"><text:placeholder text:placeholder-type="text">&lt;formatLang(o.volume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9"><text:placeholder text:placeholder-type="text">&lt;if test="sale_weight()"&gt;</text:placeholder></text:p>
            <text:p text:style-name="P61"><text:placeholder text:placeholder-type="text">&lt;formatLang(o.weight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9"><text:bookmark-start text:name="__DdeLink__1014_54864676"/><text:placeholder text:placeholder-type="text">&lt;if test="sale_weight()"&gt;</text:placeholder><text:bookmark-end text:name="__DdeLink__1014_54864676"/></text:p>
            <text:p text:style-name="P61"><text:placeholder text:placeholder-type="text">&lt;formatLang(o.net_weight)&gt;</text:placeholder></text:p>
            <text:p text:style-name="P58"><text:placeholder text:placeholder-type="text">&lt;/if&gt;</text:placeholder></text:p>
          </table:table-cell>
          <table:table-cell table:style-name="FooterTable.A2" office:value-type="string">
            <text:p text:style-name="P58"><text:span text:style-name="Strong_20_Emphasis"><text:span text:style-name="T23"><text:placeholder text:placeholder-type="text">&lt;if test="not o.print_hide_prices"&gt;</text:placeholder></text:span></text:span></text:p>
            <text:p text:style-name="P58"><text:placeholder text:placeholder-type="text">&lt;if test="check_installed_module('delivery')"&gt;</text:placeholder></text:p>
            <text:p text:style-name="P60"><text:placeholder text:placeholder-type="text">&lt;formatLang(get_total_goods(o.order_line), monetary=True, currency_obj=o.currency_id)&gt;</text:placeholder></text:p>
            <text:p text:style-name="P58"><text:bookmark text:name="__DdeLink__2249_54864676"/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43"><text:span text:style-name="Strong_20_Emphasis"><text:span text:style-name="T33"><text:placeholder text:placeholder-type="text">&lt;if test="not o.print_hide_prices"&gt;</text:placeholder></text:span></text:span><text:bookmark-start text:name="__DdeLink__12468_1664262691"/><text:span text:style-name="T11"><text:placeholder text:placeholder-type="text">&lt;formatLang(get_total_discount(o.order_line))&gt;</text:placeholder></text:span><text:bookmark-end text:name="__DdeLink__12468_1664262691"/><text:span text:style-name="T13"><text:placeholder text:placeholder-type="text">&lt;/if&gt;</text:placeholder></text:span></text:p>
          </table:table-cell>
        </table:table-row>
        <table:table-row table:style-name="FooterTable.4">
          <table:table-cell table:style-name="FooterTable.A2" office:value-type="string">
            <text:p text:style-name="P58"><text:span text:style-name="Strong_20_Emphasis"><text:span text:style-name="T23"><text:placeholder text:placeholder-type="text">&lt;if test="not o.print_hide_prices"&gt;</text:placeholder></text:span></text:span></text:p>
            <text:p text:style-name="P58"><text:placeholder text:placeholder-type="text">&lt;if test="check_installed_module('delivery')"&gt;</text:placeholder></text:p>
            <text:p text:style-name="P60"><text:placeholder text:placeholder-type="text">&lt;translate(u'transport amount')&gt;</text:placeholder></text:p>
            <text:p text:style-name="P58"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60"><text:span text:style-name="Strong_20_Emphasis"><text:span text:style-name="T25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T4"><text:placeholder text:placeholder-type="text">&lt;/if&gt;</text:placeholder></text:span></text:p>
          </table:table-cell>
          <table:table-cell table:style-name="FooterTable.A2" office:value-type="string">
            <text:p text:style-name="P39"><text:span text:style-name="Strong_20_Emphasis"><text:span text:style-name="T33"><text:placeholder text:placeholder-type="text">&lt;if test="not o.print_hide_prices"&gt;</text:placeholder></text:span></text:span><text:placeholder text:placeholder-type="text">&lt;get_label(o,'amount_untaxed')&gt;</text:placeholder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39"><text:span text:style-name="Strong_20_Emphasis"><text:span text:style-name="T33"><text:placeholder text:placeholder-type="text">&lt;if test="not o.print_hide_prices"&gt;</text:placeholder></text:span></text:span><text:placeholder text:placeholder-type="text">&lt;get_label(o,'amount_tax')&gt;</text:placeholder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30"><text:span text:style-name="Strong_20_Emphasis"><text:span text:style-name="T34"><text:placeholder text:placeholder-type="text">&lt;if test="not o.print_hide_prices"&gt;</text:placeholder></text:span></text:span><text:placeholder text:placeholder-type="text">&lt;get_label(o,'amount_total')&gt;</text:placeholder><text:span text:style-name="T15"><text:placeholder text:placeholder-type="text">&lt;/if&gt;</text:placeholder></text:span></text:p>
          </table:table-cell>
        </table:table-row>
        <table:table-row table:style-name="FooterTable.4">
          <table:table-cell table:style-name="FooterTable.A2" office:value-type="string">
            <text:p text:style-name="P58"><text:span text:style-name="Strong_20_Emphasis"><text:span text:style-name="T23"><text:placeholder text:placeholder-type="text">&lt;if test="not o.print_hide_prices"&gt;</text:placeholder></text:span></text:span></text:p>
            <text:p text:style-name="P58"><text:placeholder text:placeholder-type="text">&lt;if test="check_installed_module('delivery')"&gt;</text:placeholder></text:p>
            <text:p text:style-name="P60"><text:placeholder text:placeholder-type="text">&lt;formatLang(get_total_transport(o.order_line), monetary=True, currency_obj=o.currency_id)&gt;</text:placeholder></text:p>
            <text:p text:style-name="P58"><text:bookmark text:name="__DdeLink__2249_548646761"/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60"><text:span text:style-name="Strong_20_Emphasis"><text:span text:style-name="T25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T4"><text:placeholder text:placeholder-type="text">&lt;/if&gt;</text:placeholder></text:span></text:p>
          </table:table-cell>
          <table:table-cell table:style-name="FooterTable.A2" office:value-type="string">
            <text:p text:style-name="P44"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T12"><text:placeholder text:placeholder-type="text">&lt;/if&gt;</text:placeholder></text:span></text:p>
          </table:table-cell>
          <table:table-cell table:style-name="FooterTable.A2" office:value-type="string">
            <text:p text:style-name="P44"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T12"><text:placeholder text:placeholder-type="text">&lt;/if&gt;</text:placeholder></text:span></text:p>
          </table:table-cell>
          <table:table-cell table:style-name="FooterTable.A2" office:value-type="string">
            <text:p text:style-name="P31"><text:span text:style-name="T8"><text:s/></text:span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T12"><text:placeholder text:placeholder-type="text">&lt;/if&gt;</text:placeholder></text:span></text:p>
          </table:table-cell>
        </table:table-row>
        <table:table-row table:style-name="FooterTable.4">
          <table:table-cell table:style-name="FooterTable.A2" table:number-columns-spanned="5" office:value-type="string">
            <text:p text:style-name="P62"><text:span text:style-name="T4"><text:placeholder text:placeholder-type="text">&lt;if test="not footer_header()"&gt;</text:placeholder></text:span><text:placeholder text:placeholder-type="text">&lt;o.company_id.rml_footer&gt;</text:placeholder><text:span text:style-name="T4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4.A3" style:family="table-cell">
      <style:table-cell-properties style:vertical-align="" fo:padding="0cm" fo:border="none"/>
    </style:style>
    <style:style style:name="Table4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5" style:family="table">
      <style:table-properties style:width="19.001cm" fo:margin-left="0cm" table:align="left" style:writing-mode="lr-tb"/>
    </style:style>
    <style:style style:name="Table5.A" style:family="table-column">
      <style:table-column-properties style:column-width="8.996cm"/>
    </style:style>
    <style:style style:name="Table5.B" style:family="table-column">
      <style:table-column-properties style:column-width="10.00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-left="0.053cm" fo:padding-right="0.053cm" fo:padding-top="0cm" fo:padding-bottom="0cm" fo:border="none"/>
    </style:style>
    <style:style style:name="Table5.B1" style:family="table-cell">
      <style:table-cell-properties style:vertical-align="" fo:padding-left="0.049cm" fo:padding-right="0.049cm" fo:padding-top="0cm" fo:padding-bottom="0cm" fo:border="0.5pt solid #b2b2b2"/>
    </style:style>
    <style:style style:name="Table5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)" text:anchor-type="paragraph" svg:x="0cm" svg:y="-0.071cm" draw:z-index="0"><draw:text-box fo:min-height="3cm" fo:min-width="7.999cm"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4.B1" table:number-rows-spanned="2" office:value-type="string">
              <text:p text:style-name="MP4"><text:placeholder text:placeholder-type="text">&lt;choose&gt;</text:placeholder></text:p>
              <text:p text:style-name="MP5"><text:placeholder text:placeholder-type="text">&lt;when test="report_xml.name == 'Proforma'"&gt;</text:placeholder></text:p>
              <text:p text:style-name="MP6"><text:placeholder text:placeholder-type="text">&lt;report_xml.name&gt;</text:placeholder></text:p>
              <text:p text:style-name="MP5"><text:placeholder text:placeholder-type="text">&lt;/when&gt;</text:placeholder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placeholder text:placeholder-type="text">&lt;translate(u'Order')&gt;</text:placeholder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4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13"/>
            </table:table-cell>
            <table:table-cell table:style-name="Table4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4.D2" office:value-type="string">
              <text:p text:style-name="MP15"><text:page-number text:select-page="current">1</text:page-number>/<text:span text:style-name="MT3"><text:page-count>1</text:page-count></text:span></text:p>
            </table:table-cell>
          </table:table-row>
          <table:table-row table:style-name="Table4.3">
            <table:table-cell table:style-name="Table4.A3" office:value-type="string">
              <text:p text:style-name="MP16"/>
              <text:p text:style-name="MP16"/>
              <text:p text:style-name="MP17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4.B3" table:number-columns-spanned="3" office:value-type="string">
              <text:p text:style-name="MP18"/>
            </table:table-cell>
            <table:covered-table-cell/>
            <table:covered-table-cell/>
          </table:table-row>
        </table:table>
        <text:p text:style-name="MP19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span text:style-name="MT6">:</text:span></text:p>
              <text:p text:style-name="MP22"><text:placeholder text:placeholder-type="text">&lt;o.partner_shipping_id.title&gt;</text:placeholder></text:p>
              <text:p text:style-name="MP23"><text:placeholder text:placeholder-type="text">&lt;o.partner_shipping_id.name or ''&gt;</text:placeholder></text:p>
              <text:p text:style-name="MP24"><text:placeholder text:placeholder-type="text">&lt;o.partner_shipping_id.street or ''&gt;</text:placeholder> <text:placeholder text:placeholder-type="text">&lt;o.partner_shipping_id.street2 or ''&gt;</text:placeholder></text:p>
              <text:p text:style-name="MP25"><text:placeholder text:placeholder-type="text">&lt;o.partner_shipping_id.zip or ''&gt;</text:placeholder> <text:s/><text:placeholder text:placeholder-type="text">&lt;o.partner_shipping_id.city or ''&gt;</text:placeholder> <text:placeholder text:placeholder-type="text">&lt;o.partner_shipping_id.state_id and ('(' + o.partner_shipping_id.state_id.code + ')') or ''&gt;</text:placeholder>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5.B1" office:value-type="string">
              <text:p text:style-name="MP27"><text:span text:style-name="MT5"><text:placeholder text:placeholder-type="text">&lt;get_label(o,'partner_invoice_id')&gt;</text:placeholder></text:span><text:span text:style-name="MT6">:</text:span></text:p>
              <text:p text:style-name="MP28"><text:placeholder text:placeholder-type="text">&lt;o.partner_invoice_id.title&gt;</text:placeholder></text:p>
              <text:p text:style-name="MP29"><text:placeholder text:placeholder-type="text">&lt;o.partner_invoice_id.name or ''&gt;</text:placeholder></text:p>
              <text:p text:style-name="MP24"><text:placeholder text:placeholder-type="text">&lt;o.partner_invoice_id.street or ''&gt;</text:placeholder> <text:placeholder text:placeholder-type="text">&lt;o.partner_invoice_id.street2 or ''&gt;</text:placeholder></text:p>
              <text:p text:style-name="MP30"><text:placeholder text:placeholder-type="text">&lt;o.partner_invoice_id.zip or ''&gt;</text:placeholder> <text:s/><text:placeholder text:placeholder-type="text">&lt;o.partner_invoice_id.city or ''&gt;</text:placeholder> <text:placeholder text:placeholder-type="text">&lt;o.partner_invoice_id.state_id and ('(' + o.partner_invoice_id.state_id.code + ')') or ''&gt;</text:placeholder> <text:placeholder text:placeholder-type="text">&lt;o.partner_invoice_id.country_id and o.partner_invoice_id.country_id.name or ''&gt;</text:placeholder></text:p>
              <text:p text:style-name="MP31"/>
              <text:p text:style-name="MP32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3"><text:span text:style-name="MT8">@<text:tab/>: </text:span><text:span text:style-name="MT9"><text:placeholder text:placeholder-type="text">&lt;o.partner_invoice_id.email&gt;</text:placeholder></text:span></text:p>
              <text:p text:style-name="MP34"><text:placeholder text:placeholder-type="text">&lt;if test="o.partner_id.fiscalcode"&gt;</text:placeholder></text:p>
              <text:p text:style-name="MP35"><text:span text:style-name="MT10">C.F.<text:tab/>: </text:span><text:span text:style-name="MT9"><text:placeholder text:placeholder-type="text">&lt;o.partner_id.fiscalcode or ''&gt;</text:placeholder></text:span></text:p>
              <text:p text:style-name="MP34"><text:placeholder text:placeholder-type="text">&lt;/if&gt;</text:placeholder></text:p>
              <text:p text:style-name="MP36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7"/>
            </table:table-cell>
          </table:table-row>
          <table:table-row table:style-name="Table5.1">
            <table:table-cell table:style-name="Table5.A2" table:number-columns-spanned="2" office:value-type="string">
              <text:p text:style-name="MP38"><text:placeholder text:placeholder-type="text">&lt;get_label(o.payment_term, 'name')&gt;</text:placeholder></text:p>
            </table:table-cell>
            <table:covered-table-cell/>
          </table:table-row>
          <table:table-row table:style-name="Table5.1">
            <table:table-cell table:style-name="Table5.A2" table:number-columns-spanned="2" office:value-type="string">
              <text:p text:style-name="MP39"><text:placeholder text:placeholder-type="text">&lt;choose&gt;</text:placeholder></text:p>
              <text:p text:style-name="MP39"><text:placeholder text:placeholder-type="text">&lt;get_selection_item(o.payment_term, o.payment_term.type) or ''&gt;</text:placeholder></text:p>
              <text:p text:style-name="MP40"><text:placeholder text:placeholder-type="text">&lt;o.payment_term and o.payment_term.note or o.payment_term and o.payment_term.name or ''&gt;</text:placeholder></text:p>
              <text:p text:style-name="MP39"><text:placeholder text:placeholder-type="text">&lt;when test="o.payment_term.type == 'RB'"&gt;</text:placeholder></text:p>
              <text:p text:style-name="MP39"><text:placeholder text:placeholder-type="text">&lt;choose&gt;</text:placeholder></text:p>
              <text:p text:style-name="MP39"><text:placeholder text:placeholder-type="text">&lt;when test="o.partner_id.bank_riba_id"&gt;</text:placeholder></text:p>
              <text:p text:style-name="MP39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39"><text:placeholder text:placeholder-type="text">&lt;if test="o.partner_id.bank_ids"&gt;</text:placeholder></text:p>
              <text:p text:style-name="MP40"><text:placeholder text:placeholder-type="text">&lt;o.partner_id.bank_ids[0].bank_name or '' &gt;</text:placeholder></text:p>
              <text:p text:style-name="MP39"><text:placeholder text:placeholder-type="text">&lt;/if&gt;</text:placeholder></text:p>
              <text:p text:style-name="MP39"><text:placeholder text:placeholder-type="text">&lt;/otherwise&gt;</text:placeholder></text:p>
              <text:p text:style-name="MP39"><text:placeholder text:placeholder-type="text">&lt;/choose&gt;</text:placeholder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41"><text:placeholder text:placeholder-type="text">&lt;choose&gt;</text:placeholder></text:p>
              <text:p text:style-name="MP42"><text:placeholder text:placeholder-type="text">&lt;when test="o.partner_id.company_bank_id"&gt;</text:placeholder></text:p>
              <text:p text:style-name="MP40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42"><text:placeholder text:placeholder-type="text">&lt;/when&gt;</text:placeholder></text:p>
              <text:p text:style-name="MP43"><text:placeholder text:placeholder-type="text">&lt;otherwise&gt;</text:placeholder></text:p>
              <text:p text:style-name="MP42"><text:placeholder text:placeholder-type="text">&lt;if test="o.company_id.bank_ids"&gt;</text:placeholder></text:p>
              <text:p text:style-name="MP40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42"><text:placeholder text:placeholder-type="text">&lt;/if&gt;</text:placeholder></text:p>
              <text:p text:style-name="MP41"><text:placeholder text:placeholder-type="text">&lt;/otherwise&gt;</text:placeholder></text:p>
              <text:p text:style-name="MP44"><text:placeholder text:placeholder-type="text">&lt;/choose&gt;</text:placeholder></text:p>
              <text:p text:style-name="MP39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3-05T08:56:05.823810750</dc:date>
    <meta:editing-duration>P6DT12H6M56S</meta:editing-duration>
    <meta:editing-cycles>839</meta:editing-cycles>
    <meta:generator>LibreOffice/5.1.6.2$Linux_X86_64 LibreOffice_project/10m0$Build-2</meta:generator>
    <meta:document-statistic meta:table-count="4" meta:image-count="0" meta:object-count="0" meta:page-count="1" meta:paragraph-count="145" meta:word-count="433" meta:character-count="6946" meta:non-whitespace-character-count="6651"/>
  </office:meta>
</office:document-meta>
</file>